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957cm"/>
    </style:style>
    <style:style style:name="pr4" style:family="presentation" style:parent-style-name="Default-outline1">
      <style:graphic-properties fo:min-height="16.41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5.217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_20_1-outline1">
      <style:graphic-properties fo:min-height="16.555cm"/>
    </style:style>
    <style:style style:name="pr9" style:family="presentation" style:parent-style-name="Default_20_1-outline1">
      <style:graphic-properties draw:auto-grow-height="true" fo:min-height="19.568cm"/>
    </style:style>
    <style:style style:name="pr10" style:family="presentation" style:parent-style-name="Default_20_1-outline1">
      <style:graphic-properties draw:auto-grow-height="true" fo:min-height="18.034cm"/>
    </style:style>
    <style:style style:name="pr11" style:family="presentation" style:parent-style-name="Default_20_1-outline1">
      <style:graphic-properties fo:min-height="18.003cm"/>
    </style:style>
    <style:style style:name="pr12" style:family="presentation" style:parent-style-name="Default_20_1-notes">
      <style:graphic-properties draw:fill-color="#ffffff" fo:min-height="12.572cm"/>
    </style:style>
    <style:style style:name="pr13" style:family="presentation" style:parent-style-name="Default_20_1-outline1">
      <style:graphic-properties fo:min-height="17.804cm"/>
    </style:style>
    <style:style style:name="pr14" style:family="presentation" style:parent-style-name="Default-title">
      <style:graphic-properties draw:auto-grow-height="true" fo:min-height="1.957cm"/>
    </style:style>
    <style:style style:name="pr15" style:family="presentation" style:parent-style-name="Default-outline1">
      <style:graphic-properties draw:auto-grow-height="true" fo:min-height="15.217cm"/>
    </style:style>
    <style:style style:name="pr16" style:family="presentation" style:parent-style-name="Default_20_1-outline1">
      <style:graphic-properties draw:auto-grow-height="true" fo:min-height="19.107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cm" fo:margin-bottom="0.381cm"/>
    </style:style>
    <style:style style:name="P4" style:family="paragraph">
      <style:paragraph-properties fo:margin-top="0cm" fo:margin-bottom="0.127cm"/>
    </style:style>
    <style:style style:name="P5" style:family="paragraph">
      <style:paragraph-properties fo:margin-top="0cm" fo:margin-bottom="0.635cm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top="0cm" fo:margin-bottom="0.127cm"/>
      <style:text-properties fo:font-size="12pt" style:font-size-asian="12pt" style:font-size-complex="12pt"/>
    </style:style>
    <style:style style:name="P8" style:family="paragraph">
      <style:paragraph-properties fo:margin-top="0cm" fo:margin-bottom="0.381cm"/>
      <style:text-properties fo:font-size="12pt" style:font-size-asian="12pt" style:font-size-complex="12pt"/>
    </style:style>
    <style:style style:name="P9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>
      <style:text-properties fo:font-size="13pt" style:font-size-asian="13pt" style:font-size-complex="13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family="'Courier 10 Pitch'" style:font-style-name="Italic" style:font-pitch="fixed" fo:font-size="12pt" style:font-size-asian="12pt" style:font-size-complex="12pt"/>
    </style:style>
    <style:style style:name="T10" style:family="text">
      <style:text-properties fo:font-family="Arimo" style:font-style-name="Italic" style:font-family-generic="swiss" style:font-pitch="variable" fo:font-size="12pt" style:font-size-asian="12pt" style:font-size-complex="12pt"/>
    </style:style>
    <style:style style:name="T11" style:family="text">
      <style:text-properties fo:font-family="Arimo" style:font-style-name="Italic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fo:font-family="Arimo" style:font-style-name="Italic" style:font-family-generic="swiss" style:font-pitch="variable" fo:font-size="12pt" style:font-size-asian="12pt" style:font-size-complex="12pt"/>
    </style:style>
    <style:style style:name="T14" style:family="text">
      <style:text-properties fo:font-family="Arimo" style:font-style-name="Italic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T15" style:family="text">
      <style:text-properties fo:font-family="Arimo" style:font-style-name="Italic" style:font-family-generic="swiss" style:font-pitch="variable" fo:font-size="12pt" style:font-size-asian="12pt" style:font-size-complex="12pt"/>
    </style:style>
    <style:style style:name="T16" style:family="text">
      <style:text-properties fo:font-family="'Courier 10 Pitch'" style:font-style-name="Italic" style:font-pitch="fixed" fo:font-size="12pt" style:font-size-asian="12pt" style:font-size-complex="12pt"/>
    </style:style>
    <style:style style:name="T17" style:family="text">
      <style:text-properties fo:font-family="Arimo" style:font-style-name="Ital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style:text-underline-style="none" style:font-size-asian="12pt" style:font-size-complex="12pt"/>
    </style:style>
    <style:style style:name="T19" style:family="text">
      <style:text-properties fo:font-family="'Courier 10 Pitch'" style:font-style-name="Italic" style:font-pitch="fixed" fo:font-size="12pt" style:text-underline-style="none" style:font-size-asian="12pt" style:font-size-complex="12pt"/>
    </style:style>
    <style:style style:name="T20" style:family="text">
      <style:text-properties fo:font-family="Arimo" style:font-style-name="Italic" style:font-family-generic="swiss" style:font-pitch="variable" fo:font-size="12pt" style:text-underline-style="none" style:font-size-asian="12pt" style:font-size-complex="12pt"/>
    </style:style>
    <style:style style:name="T21" style:family="text">
      <style:text-properties fo:font-family="Arimo" style:font-style-name="Italic" style:font-family-generic="swiss" style:font-pitch="variable" fo:font-size="12pt" style:text-underline-style="none" style:font-size-asian="12pt" style:font-size-complex="12pt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4pt" style:text-underline-style="none" style:font-size-asian="14pt" style:font-size-complex="14pt"/>
    </style:style>
    <style:style style:name="T24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OpenParEM2D</text:span></text:p>
            <text:p><text:span text:style-name="T2">Install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Overview</text:p>
          </draw:text-box>
        </draw:frame>
        <draw:frame presentation:style-name="pr4" draw:text-style-name="P1" draw:layer="layout" svg:width="25.199cm" svg:height="16.41cm" svg:x="1.4cm" svg:y="3.556cm" presentation:class="outline" presentation:user-transformed="true">
          <draw:text-box>
            <text:list text:style-name="L2">
              <text:list-item>
                <text:p><text:span text:style-name="T3">There are two options for installing OpenParEM2D</text:span></text:p>
                <text:list>
                  <text:list-item>
                    <text:p><text:span text:style-name="T3">Use the pre-compiled binaries.</text:span></text:p>
                  </text:list-item>
                  <text:list-item>
                    <text:p><text:span text:style-name="T3">Compile from source.</text:span></text:p>
                    <text:list>
                      <text:list-item>
                        <text:p><text:span text:style-name="T3">Compiling OpenParEM2D also requires compiling required packages.</text:span></text:p>
                        <text:list>
                          <text:list-item>
                            <text:p><text:span text:style-name="T3">Compilation of PETSc and SLEPc are required to support complex numbers and </text:span><text:span text:style-name="T3">large integers.</text:span></text:p>
                          </text:list-item>
                        </text:list>
                      </text:list-item>
                      <text:list-item>
                        <text:p><text:span text:style-name="T3">With a suitable OS in place, expect the installation process to take about one hour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Operating system considerations</text:span></text:p>
                <text:list>
                  <text:list-item>
                    <text:p><text:span text:style-name="T3">OpenParEM2D is developed using Ubuntu 20.04.2.0 LTS.</text:span></text:p>
                    <text:list>
                      <text:list-item>
                        <text:p><text:span text:style-name="T3">It should compile in other Linux flavors, but this has not been tested.</text:span></text:p>
                      </text:list-item>
                      <text:list-item>
                        <text:p><text:span text:style-name="T3">A port for Windows has not yet been developed.</text:span></text:p>
                      </text:list-item>
                    </text:list>
                  </text:list-item>
                  <text:list-item>
                    <text:p><text:span text:style-name="T3">A flexible option is to use a virtual machine (VM) to install Ubuntu 20.04.2.0 LTS. <text:s/>The </text:span><text:span text:style-name="T3">installation is then confined to the VM so that the existing operating system (OS) </text:span><text:span text:style-name="T3">installation is not disturbed in any way.</text:span></text:p>
                    <text:list>
                      <text:list-item>
                        <text:p><text:span text:style-name="T3">Installation has been tested on a VM installed with Ubuntu 20.04.2.0 LTS using </text:span><text:span text:style-name="T3">Oracle VM Virtual Box Version 6.1.34 r150636 (Qt5.12.8).</text:span></text:p>
                      </text:list-item>
                    </text:list>
                  </text:list-item>
                  <text:list-item>
                    <text:p><text:span text:style-name="T3">The installation is tested on a fresh, minimally configured VM with the steps executed in </text:span><text:span text:style-name="T3">the order giv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Installation - Pre-compiled Binaries</text:p>
          </draw:text-box>
        </draw:frame>
        <draw:frame presentation:style-name="pr6" draw:text-style-name="P2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><text:span text:style-name="T4"><text:a xlink:href="https://github.com/OpenParEM/OpenParEM2D">https://github.com/OpenParEM/OpenParEM2D</text:a></text:span></text:p>
              </text:list-item>
              <text:list-item>
                <text:p><text:span text:style-name="T4">Click the latest release.</text:span></text:p>
                <text:list>
                  <text:list-item>
                    <text:p><text:span text:style-name="T5">Currently only Linux is supported, and the binaries are tested on </text:span><text:span text:style-name="T5">Ubuntu 20.04.2.0 LTS.</text:span></text:p>
                  </text:list-item>
                </text:list>
              </text:list-item>
              <text:list-item>
                <text:p><text:span text:style-name="T4">Click the desired compression format for the download.</text:span></text:p>
              </text:list-item>
              <text:list-item>
                <text:p><text:span text:style-name="T4">Move the downloaded file to a suitable project directory.</text:span></text:p>
              </text:list-item>
              <text:list-item>
                <text:p><text:span text:style-name="T4">Unpack the file.</text:span></text:p>
              </text:list-item>
              <text:list-item>
                <text:p><text:span text:style-name="T4">Two options at this point</text:span></text:p>
                <text:list>
                  <text:list-item>
                    <text:p><text:span text:style-name="T6">Set your PATH to include the script and bin directories.</text:span></text:p>
                  </text:list-item>
                  <text:list-item>
                    <text:p><text:span text:style-name="T6">Copy the contents of the script and bin directories to your local bin </text:span><text:span text:style-name="T6">directory.</text:span></text:p>
                  </text:list-item>
                </text:list>
              </text:list-item>
              <text:list-item>
                <text:p><text:span text:style-name="T6">This completes installation. <text:s/>Skip to “Testing the Installation” slid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Installation - Compilation</text:p>
          </draw:text-box>
        </draw:frame>
        <draw:frame presentation:style-name="pr6" draw:text-style-name="P2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><text:span text:style-name="T4"><text:a xlink:href="https://github.com/OpenParEM/OpenParEM2D">https://github.com/OpenParEM/OpenParEM2D</text:a></text:span></text:p>
              </text:list-item>
              <text:list-item>
                <text:p><text:span text:style-name="T4">Click the latest release</text:span></text:p>
                <text:list>
                  <text:list-item>
                    <text:p><text:span text:style-name="T5">Currently only Linux is supported, and the binaries are tested on </text:span><text:span text:style-name="T5">Ubuntu 20.04.2.0 LTS.</text:span></text:p>
                  </text:list-item>
                </text:list>
              </text:list-item>
              <text:list-item>
                <text:p><text:span text:style-name="T4">Click the desired compression format for the download</text:span></text:p>
              </text:list-item>
              <text:list-item>
                <text:p><text:span text:style-name="T4">Move the downloaded file to a suitable project directory</text:span></text:p>
              </text:list-item>
              <text:list-item>
                <text:p><text:span text:style-name="T4">Unpack the fi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>
        <office:forms form:automatic-focus="false" form:apply-design-mode="false"/>
        <draw:frame presentation:style-name="pr8" draw:text-style-name="P6" draw:layer="layout" svg:width="25.199cm" svg:height="17.664cm" svg:x="1.4cm" svg:y="1.578cm" presentation:class="outline" presentation:user-transformed="true">
          <draw:text-box>
            <text:p text:style-name="P3"><text:span text:style-name="T7">Packages</text:span></text:p>
            <text:list text:style-name="L3">
              <text:list-item>
                <text:p text:style-name="P4"><text:span text:style-name="T8">For apt-get operations, answer “Y” when asked.</text:span></text:p>
              </text:list-item>
              <text:list-item>
                <text:p text:style-name="P4"><text:span text:style-name="T8">The exports are critical. <text:s/>It is worthwhile to make a note of all exports so that they can be reset later [in a new terminal] if </text:span><text:span text:style-name="T8">OpenParEM2D is to be re-compiled.</text:span></text:p>
              </text:list-item>
              <text:list-item>
                <text:p text:style-name="P3"><text:span text:style-name="T8">bash is assumed as the shell</text:span></text:p>
              </text:list-item>
            </text:list>
            <text:p text:style-name="P4"><text:span text:style-name="T9">$ sudo apt-get install g++</text:span></text:p>
            <text:p text:style-name="P4"><text:span text:style-name="T9">$ sudo apt-get install make</text:span></text:p>
            <text:p text:style-name="P4"><text:span text:style-name="T9">$ sudo apt-get install libopenmpi-dev</text:span></text:p>
            <text:p text:style-name="P4"><text:span text:style-name="T9">$ sudo apt-get install bison</text:span></text:p>
            <text:p text:style-name="P4"><text:span text:style-name="T9">$ sudo apt-get install flex</text:span></text:p>
            <text:p text:style-name="P4"><text:span text:style-name="T9">$ sudo apt-get install liblapacke64</text:span></text:p>
            <text:p text:style-name="P4"><text:span text:style-name="T9">$ sudo apt-get install liblapacke64-dev</text:span></text:p>
            <text:p text:style-name="P4"><text:span text:style-name="T9">$ sudo apt-get install libeigen3-dev</text:span></text:p>
            <text:p text:style-name="P4"><text:span text:style-name="T9">$ export EIGEN_DIR=/usr/include/eigen3/Eigen/src/misc</text:span></text:p>
            <text:p text:style-name="P5"><text:span text:style-name="T10">EIGEN_DIR is for compiling OpenParEM2D. <text:s/>This may need adjusting. The linked directory should include blas.h, Image.h, Kernel.h, </text:span><text:span text:style-name="T10">lapacke.h, lapacke_mangling.h ,lapack.h ,RealSvd2x2.h.</text:span></text:p>
            <text:p text:style-name="P3"><text:span text:style-name="T11">Hypre</text:span></text:p>
            <text:p text:style-name="P3"><text:span text:style-name="T10"><text:a xlink:href="https://github.com/hypre-space/hypre">https://github.com/hypre-space/hypre</text:a></text:span></text:p>
            <text:p text:style-name="P4"><text:span text:style-name="T10">click "master-&gt;"tags"-&gt;hypre-2.22.0-&gt;Code-&gt;Download ZIP</text:span></text:p>
            <text:p text:style-name="P4"><text:span text:style-name="T10">Move the zip file to a folder that will be the main installation folder for everything.</text:span></text:p>
            <text:p text:style-name="P4"><text:span text:style-name="T9">$ unzip hypre-2.22.0.zip</text:span></text:p>
            <text:p text:style-name="P4"><text:span text:style-name="T9">$ rm hypre-2.22.0.zip</text:span></text:p>
            <text:p text:style-name="P4"><text:span text:style-name="T9">$ ln -s hypre-2.22.0 hypre</text:span></text:p>
            <text:p text:style-name="P4"><text:span text:style-name="T9">$ cd hypre/src</text:span></text:p>
            <text:p text:style-name="P4"><text:span text:style-name="T9">$ ./configure</text:span></text:p>
            <text:p text:style-name="P4"><text:span text:style-name="T9">$ make install</text:span></text:p>
            <text:p text:style-name="P4"><text:span text:style-name="T9">$ export HYPRE_DIR=</text:span><text:span text:style-name="T10">set to the directory linked to hypre [used for compiling OpenParEM2D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>
        <office:forms form:automatic-focus="false" form:apply-design-mode="false"/>
        <draw:frame presentation:style-name="pr9" draw:text-style-name="P7" draw:layer="layout" svg:width="25.199cm" svg:height="19.852cm" svg:x="1.4cm" svg:y="1.27cm" presentation:class="outline" presentation:user-transformed="true">
          <draw:text-box>
            <text:p text:style-name="P3"><text:span text:style-name="T12">PETSc</text:span></text:p>
            <text:p text:style-name="P3"><text:span text:style-name="T8">Not all installations of PETSc are compiled with the same options. <text:s/>For example, a particular PETSc installation may be compiled only </text:span><text:span text:style-name="T8">for real numbers. <text:s/>It is recommended to compile a fresh installation of PETSc to avoid compatibility issues.</text:span></text:p>
            <text:p text:style-name="P3"><text:span text:style-name="T10"><text:a xlink:href="https://ftp.mcs.anl.gov/pub/petsc/release-snapshots/">https://ftp.mcs.anl.gov/pub/petsc/release-snapshots/</text:a></text:span></text:p>
            <text:p text:style-name="P4"><text:span text:style-name="T10">Download petsc-3.16.0.tar.gz. <text:s/>Move the gz file to the main installation folder set up for the Hypre install.</text:span></text:p>
            <text:p text:style-name="P4"><text:span text:style-name="T9">$ gunzip petsc-3.16.0.tar.gz</text:span></text:p>
            <text:p text:style-name="P4"><text:span text:style-name="T9">$ tar -xf petsc-3.16.0.tar</text:span></text:p>
            <text:p text:style-name="P4"><text:span text:style-name="T9">$ rm petsc-3.16.0.tar</text:span></text:p>
            <text:p text:style-name="P4"><text:span text:style-name="T9">$ ln -s petsc-3.16.0 petsc</text:span></text:p>
            <text:p text:style-name="P3"><text:span text:style-name="T9">$ cd petsc</text:span></text:p>
            <text:p text:style-name="P3"><text:span text:style-name="T13">Execute one of the three following configure statements.</text:span></text:p>
            <text:p text:style-name="P4"><text:span text:style-name="T13">1. With debugging on and with shared libraries [for general development with debugging including PETSc code]:</text:span></text:p>
            <text:p text:style-name="P4"><text:span text:style-name="T9">$ ./configure --with-clean --with-shared-libraries=1 --with-debugging=1 --with-single-library=0 </text:span><text:span text:style-name="T9">--with-scalar-type=complex --with-precision=double --with-64-bit-indices --download-mumps </text:span><text:span text:style-name="T9">--download-scalapack --download-ptscotch --download-fblaslapack=yes --with-fortran-bindings=1 </text:span><text:span text:style-name="T9">--COPTFLAGS="-g -O" <text:s/>--CXXOPTFLAGS="-g -O" --FOPTFLAGS="-g -O"</text:span></text:p>
            <text:p text:style-name="P4"><text:span text:style-name="T13">2. With debugging off and with shared libraries [for general development with debugging excluding PETSc code]:</text:span></text:p>
            <text:p text:style-name="P4"><text:span text:style-name="T9">$ ./configure --with-clean --with-shared-libraries=1 --with-debugging=0 --with-single-library=0 </text:span><text:span text:style-name="T9">--with-scalar-type=complex --with-precision=double --with-64-bit-indices --download-mumps </text:span><text:span text:style-name="T9">--download-scalapack --download-ptscotch --download-fblaslapack=yes --with-fortran-bindings=1 </text:span><text:span text:style-name="T9">--COPTFLAGS="-O3" --CXXOPTFLAGS="-O3" --FOPTFLAGS="-O3"</text:span></text:p>
            <text:p text:style-name="P4"><text:span text:style-name="T13">3. With debugging off and with static libraries [for distributing a pre-compiled binary and for 2X speed improvement]:</text:span></text:p>
            <text:p text:style-name="P3"><text:span text:style-name="T9">$ ./configure --with-clean --with-shared-libraries=0 --with-debugging=0 --with-single-library=0 </text:span><text:span text:style-name="T9">--with-scalar-type=complex --with-precision=double --with-64-bit-indices --download-mumps </text:span><text:span text:style-name="T9">--download-scalapack --download-ptscotch --download-fblaslapack=yes --with-fortran-bindings=1 </text:span><text:span text:style-name="T9">--COPTFLAGS="-O3" --CXXOPTFLAGS="-O3" --FOPTFLAGS="-O3"</text:span></text:p>
            <text:p text:style-name="P3"><text:span text:style-name="T10">After some configuration, execute the make command printed to the screen, then execute a second make command after compiling.</text:span></text:p>
            <text:p text:style-name="P4"><text:span text:style-name="T9">$ export PETSC_DIR=</text:span><text:span text:style-name="T10">set to the directory linked to petsc [used for compiling SLEPc and OpenParEM2D]</text:span></text:p>
            <text:p text:style-name="P4"><text:span text:style-name="T9">$ export PETSC_ARCH=</text:span><text:span text:style-name="T10">set to the sub-directory name of PETSc that names the architecture [looks something like "arch-linux-c-</text:span><text:span text:style-name="T10">debug"]</text:span></text:p>
            <text:p text:style-name="P4"><text:span text:style-name="T10"/></text:p>
            <text:p text:style-name="P4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>
        <office:forms form:automatic-focus="false" form:apply-design-mode="false"/>
        <draw:frame presentation:style-name="pr10" draw:text-style-name="P8" draw:layer="layout" svg:width="25.199cm" svg:height="18.034cm" svg:x="1.4cm" svg:y="1.27cm" presentation:class="outline" presentation:user-transformed="true">
          <draw:text-box>
            <text:p text:style-name="P3"><text:span text:style-name="T11">SLEPc</text:span></text:p>
            <text:p text:style-name="P3"><text:span text:style-name="T10">The compilation of SLEPc tracks that of PETSc, so the options selected there apply here.</text:span></text:p>
            <text:p text:style-name="P3"><text:span text:style-name="T10"><text:a xlink:href="https://slepc.upv.es/download/">https://slepc.upv.es/download/</text:a></text:span></text:p>
            <text:p text:style-name="P4"><text:span text:style-name="T10">Download slepc-3.16.3.tar.gz. <text:s/>Move the gz file to the main installation folder set up for the Hypre install.</text:span></text:p>
            <text:p text:style-name="P4"><text:span text:style-name="T9">$ gunzip slepc-3.16.3.tar.gz</text:span></text:p>
            <text:p text:style-name="P4"><text:span text:style-name="T9">$ tar -xf slepc-3.16.3.tar</text:span></text:p>
            <text:p text:style-name="P4"><text:span text:style-name="T9">$ rm slepc-3.16.3.tar</text:span></text:p>
            <text:p text:style-name="P4"><text:span text:style-name="T9">$ ln -s slepc-3.16.3 slepc</text:span></text:p>
            <text:p text:style-name="P4"><text:span text:style-name="T9">$ export SLEPC_DIR=</text:span><text:span text:style-name="T10">set to the directory linked to slepc</text:span></text:p>
            <text:p text:style-name="P4"><text:span text:style-name="T9">$ cd slepc</text:span></text:p>
            <text:p text:style-name="P3"><text:span text:style-name="T9">$ ./configure</text:span></text:p>
            <text:p text:style-name="P4"><text:span text:style-name="T10">Execute the make commands printed to the screen [there are two, similar to PETSc].</text:span></text:p>
            <text:p text:style-name="P4"><text:span text:style-name="T10"/></text:p>
            <text:p text:style-name="P3"><text:span text:style-name="T14">METIS</text:span></text:p>
            <text:p text:style-name="P3"><text:span text:style-name="T15"><text:a xlink:href="http://glaros.dtc.umn.edu/gkhome/metis/metis/overview">http://glaros.dtc.umn.edu/gkhome/metis/metis/overview</text:a></text:span></text:p>
            <text:p text:style-name="P3"><text:span text:style-name="T15">If the website is not available, then download from https://openparem.org.</text:span></text:p>
            <text:p text:style-name="P3"><text:span text:style-name="T15">MFEM requires version 4.0 even though the latest is 5.1.0. <text:s/>[Note: There is a compile option in MFEM for version 5, but a trial of that did </text:span><text:span text:style-name="T15">not work. <text:s/>If that can be made to work, then METIS can be installed as a package.]</text:span></text:p>
            <text:p text:style-name="P4"><text:span text:style-name="T15">Download metis-4.0.3.tar.gz. <text:s/>Move the gz file to the main installation folder set up for the Hypre install.</text:span></text:p>
            <text:p text:style-name="P4"><text:span text:style-name="T16">$ gunzip metis-4.0.3.tar.gz</text:span></text:p>
            <text:p text:style-name="P4"><text:span text:style-name="T16">$ tar -xf metis-4.0.3.tar</text:span></text:p>
            <text:p text:style-name="P4"><text:span text:style-name="T16">$ ln -s metis-4.0.3 metis</text:span></text:p>
            <text:p text:style-name="P4"><text:span text:style-name="T16">$ cd metis</text:span></text:p>
            <text:p text:style-name="P4"><text:span text:style-name="T16">$ make clean</text:span></text:p>
            <text:p text:style-name="P4"><text:span text:style-name="T16">$ make</text:span></text:p>
            <text:p text:style-name="P4"><text:span text:style-name="T16">$ export METIS_DIR=</text:span><text:span text:style-name="T15">set to the directory linked to metis [used for compiling OpenParEM2D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>
        <office:forms form:automatic-focus="false" form:apply-design-mode="false"/>
        <draw:frame presentation:style-name="pr11" draw:text-style-name="P7" draw:layer="layout" svg:width="25.199cm" svg:height="18.003cm" svg:x="1.4cm" svg:y="1.778cm" presentation:class="outline" presentation:user-transformed="true">
          <draw:text-box>
            <text:p text:style-name="P3"><text:span text:style-name="T17">MFEM</text:span></text:p>
            <text:p text:style-name="P3"><text:span text:style-name="T10">https://mfem.org</text:span></text:p>
            <text:p text:style-name="P4"><text:span text:style-name="T10">Download mfem-4.3.tgz. <text:s/>Move the gz file to the main installation folder set up for the Hypre install.</text:span></text:p>
            <text:p text:style-name="P4"><text:span text:style-name="T9">$ gunzip mfem-4.3.tgz</text:span></text:p>
            <text:p text:style-name="P4"><text:span text:style-name="T9">$ tar -xf mfem-4.3.tar</text:span></text:p>
            <text:p text:style-name="P4"><text:span text:style-name="T9">$ rm mfem-4.3.tar</text:span></text:p>
            <text:p text:style-name="P4"><text:span text:style-name="T9">$ ln -s mfem-4.3 mfem</text:span></text:p>
            <text:p text:style-name="P4"><text:span text:style-name="T9">$ cd mfem</text:span></text:p>
            <text:p text:style-name="P3"><text:span text:style-name="T9">$ make config</text:span></text:p>
            <text:p text:style-name="P4"><text:span text:style-name="T13">To build with debug symbols:</text:span></text:p>
            <text:p text:style-name="P4"><text:span text:style-name="T9">$ make debug</text:span></text:p>
            <text:p text:style-name="P3"><text:span text:style-name="T9">$ make pdebug</text:span></text:p>
            <text:p text:style-name="P4"><text:span text:style-name="T13">To build without debug symbols:</text:span></text:p>
            <text:p text:style-name="P4"><text:span text:style-name="T9">$ make all</text:span></text:p>
            <text:p text:style-name="P3"><text:span text:style-name="T9">$ make parallel</text:span></text:p>
            <text:p text:style-name="P4"><text:span text:style-name="T9">$ export MFEM_DIR=</text:span><text:span text:style-name="T10">set to the directory linked to mfem <text:s/>[used for compiling OpenParEM2D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>
        <office:forms form:automatic-focus="false" form:apply-design-mode="false"/>
        <draw:frame presentation:style-name="pr13" draw:text-style-name="P9" draw:layer="layout" svg:width="25.199cm" svg:height="17.804cm" svg:x="1.4cm" svg:y="2.078cm" presentation:class="outline" presentation:user-transformed="true">
          <draw:text-box>
            <text:p><text:span text:style-name="T12">OpenParEM2D</text:span></text:p>
            <text:p text:style-name="P3"><text:span text:style-name="T18">If $HOME/bin does not exist, then</text:span></text:p>
            <text:p text:style-name="P3"><text:span text:style-name="T19">$ mkdir $HOME/bin</text:span></text:p>
            <text:p text:style-name="P3"><text:span text:style-name="T19"><text:a xlink:href="https://openparem.org/">https://openparem.org/</text:a></text:span></text:p>
            <text:p text:style-name="P4"><text:span text:style-name="T20">Click the link under the “Source” block, </text:span><text:span text:style-name="T20"><text:a xlink:href="https://github.com/OpenParEM/OpenParEM2D">https://github.com/OpenParEM/OpenParEM2D</text:a></text:span><text:span text:style-name="T20">. <text:s/>Under Releases, click the latest release, then </text:span><text:span text:style-name="T20">click the compressed source code file of your choice. <text:s/>Move the gz file to the main installation folder set up for the Hypre install.</text:span></text:p>
            <text:p text:style-name="P4"><text:span text:style-name="T19">$ gunzip OpenParEM2D-1.1.1.tar.gz <text:s/></text:span><text:span text:style-name="T20">[or the specific version being compiled]</text:span></text:p>
            <text:p text:style-name="P4"><text:span text:style-name="T19">$ tar -xf OpenParEM2D-1.1.1.tar</text:span></text:p>
            <text:p text:style-name="P4"><text:span text:style-name="T19">$ rm OpenParEM2D-1.1.1.tar</text:span></text:p>
            <text:p text:style-name="P4"><text:span text:style-name="T19">$ ln -s OpenParEM2D-1.1.1 openparem2D</text:span></text:p>
            <text:p text:style-name="P4"><text:span text:style-name="T19">$ cd openparem2D/src</text:span></text:p>
            <text:p text:style-name="P4"><text:span text:style-name="T19">$ make all DEBUG=x <text:s/></text:span><text:span text:style-name="T21">[x=0 (default) for standalone binary build, and x=1 for a build using shared libraries]</text:span></text:p>
            <text:p text:style-name="P3"><text:span text:style-name="T19">$ make install</text:span></text:p>
            <text:p text:style-name="P4"><text:span text:style-name="T20">Edit $HOME/.bashrc and add two lines at the bottom:</text:span></text:p>
            <text:p text:style-name="P4"><text:span text:style-name="T19">PATH="$HOME/bin:$PATH"</text:span></text:p>
            <text:p text:style-name="P4"><text:span text:style-name="T19">export OMP_NUM_THREADS=1</text:span></text:p>
            <text:p text:style-name="P4"><text:span text:style-name="T20">Start a new terminal to pick up the changes.</text:span></text:p>
            <text:p text:style-name="P4"><text:span text:style-name="T19">OMP_NUM_THREADS</text:span><text:span text:style-name="T20"> is for MPI processing with BLAS to prevent multi-theading conflicting with MPI operation. <text:s/>See </text:span><text:span text:style-name="T20">https://petsc.org/release/docs/manual/blas-lapack/ on over-subscribing resources. <text:s/>If the load percentage per instance is &gt; 100%, then </text:span><text:span text:style-name="T20">this needs to be set.</text:span></text:p>
            <text:p text:style-name="P4"><text:span text:style-name="T19"/></text:p>
            <text:p text:style-name="P4"><text:span text:style-name="T11">This completes the installation of OpenParEM2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4" draw:layer="layout" svg:width="25.199cm" svg:height="1.957cm" svg:x="1.4cm" svg:y="0.837cm" presentation:class="title">
          <draw:text-box>
            <text:p>Testing the Installation</text:p>
          </draw:text-box>
        </draw:frame>
        <draw:frame presentation:style-name="pr15" draw:text-style-name="P6" draw:layer="layout" svg:width="25.199cm" svg:height="15.217cm" svg:x="1.4cm" svg:y="3.556cm" presentation:class="outline" presentation:user-transformed="true">
          <draw:text-box>
            <text:p><text:span text:style-name="T22">One or more or even all of the test cases in the regression suite can be run to verify proper operation of OpenParEM2D.</text:span></text:p>
            <text:p><text:span text:style-name="T9">$ cd openparem2D/regression</text:span></text:p>
            <text:p><text:span text:style-name="T8">View README.txt.</text:span></text:p>
            <text:p><text:span text:style-name="T8"/></text:p>
            <text:p><text:span text:style-name="T7">Example</text:span></text:p>
            <text:p><text:span text:style-name="T9">$ cd WR90_rectangular_waveguide/WR90/WR90_order_3_no_refinement_no_mesh_reuse</text:span></text:p>
            <text:p><text:span text:style-name="T9">$ process.sh WR90.proj 5</text:span></text:p>
            <text:p><text:span text:style-name="T8">After the job completes, check the log and results files to verify errors. <text:s/>Waive small errors.</text:span></text:p>
            <text:p><text:span text:style-name="T8">If an error is generated about an insufficient number of processors, either increase the number of processors in the VM [if using a VM], </text:span><text:span text:style-name="T8">or decrease the number 5 down to something that works or even down to 1.</text:span></text:p>
            <text:p><text:span text:style-name="T8">To run the job without doing the accuracy check, the command is</text:span></text:p>
            <text:p><text:span text:style-name="T9">$ mpirun -np 5 OpenParEM2D WR90.proj</text:span></text:p>
            <text:p><text:span text:style-name="T8">The regression suite also forms an extensive set of examples. <text:s/>Each case is set up to run using the above command substituting the </text:span><text:span text:style-name="T8">name of the project file in the directory. <text:s/>To view the fields with ParaView, edit the *.proj file and set “project.save.fields” to “true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builder</text:p>
          </draw:text-box>
        </draw:frame>
        <draw:frame presentation:style-name="pr6" draw:text-style-name="P10" draw:layer="layout" svg:width="25.199cm" svg:height="15.217cm" svg:x="1.4cm" svg:y="3.556cm" presentation:class="outline" presentation:user-transformed="true">
          <draw:text-box>
            <text:p><text:span text:style-name="T22">The front-end tool “builder” is also compiled and installed along with OpenParEM2D.</text:span></text:p>
            <text:p><text:span text:style-name="T8">Many of the projects in the regression directory include a subdirectory named “builder” or something similar. <text:s/>These are ready to run. <text:s/></text:span><text:span text:style-name="T8">All of the directories name the input file to builder as “builder.txt”.</text:span></text:p>
            <text:p><text:span text:style-name="T7"/></text:p>
            <text:p><text:span text:style-name="T7">Example</text:span></text:p>
            <text:p><text:span text:style-name="T9">$ cd regression/differential_pair/diff_pair_modal_symmetry_odd/builder</text:span></text:p>
            <text:p><text:span text:style-name="T9">$ rm diffPair.geo diffPair_modes.txt diffPair.msh <text:s text:c="2"/>[To avoid stale files. Not really </text:span><text:span text:style-name="T9">required.]</text:span></text:p>
            <text:p><text:span text:style-name="T9">$ mv diffPair.proj diffPair.proj.orig <text:s/>[To prevent over-writing project-specific setup </text:span><text:span text:style-name="T9">information.]</text:span></text:p>
            <text:p><text:span text:style-name="T9">$ builder builder.txt</text:span></text:p>
            <text:p><text:span text:style-name="T9">$ cp diffPair.proj.orig diffPair.proj</text:span></text:p>
            <text:p><text:span text:style-name="T9">$ gmsh -format msh22 &amp;</text:span></text:p>
            <text:p><text:span text:style-name="T8">Read the diffPair.geo file into gmsh, create a 2D mesh, then save the mesh.</text:span></text:p>
            <text:p><text:span text:style-name="T9">$ mpirun -np 5 OpenParEM2D diffPair.proj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Other Tools</text:p>
          </draw:text-box>
        </draw:frame>
        <draw:frame presentation:style-name="pr6" draw:text-style-name="P7" draw:layer="layout" svg:width="25.199cm" svg:height="15.217cm" svg:x="1.4cm" svg:y="3.556cm" presentation:class="outline" presentation:user-transformed="true">
          <draw:text-box>
            <text:p text:style-name="P4"><text:span text:style-name="T23">The flow described in the user manual for OpenParEM2D uses several open-source tools to prepare data for </text:span><text:span text:style-name="T23">simulation and to visualize fields. <text:s/>Three additional tools need to be installed: FreeCAD, gmsh, and ParaView.</text:span></text:p>
            <text:p text:style-name="P4"><text:span text:style-name="T24"/></text:p>
            <text:p text:style-name="P4"><text:span text:style-name="T12"/></text:p>
            <text:p text:style-name="P4"><text:span text:style-name="T12">FreeCAD</text:span></text:p>
            <text:p text:style-name="P4"><text:span text:style-name="T24"/></text:p>
            <text:p text:style-name="P4"><text:span text:style-name="T18">Used to draw the geometry of the waveguide or transmission line and to setup boundary conditions and modes. <text:s/>The outputs from </text:span><text:span text:style-name="T18">FreeCAD are inputs to gmsh and OpenParEM2D. <text:s/>FreeCAD is not required if geometry construction is exclusively done using builder.</text:span></text:p>
            <text:p text:style-name="P4"><text:span text:style-name="T18"/></text:p>
            <text:p text:style-name="P4"><text:span text:style-name="T18"><text:a xlink:href="https://www.freecadweb.org/">https://www.freecadweb.org/</text:a></text:span></text:p>
            <text:p text:style-name="P4"><text:span text:style-name="T18"/></text:p>
            <text:p text:style-name="P4"><text:span text:style-name="T19">$ sudo add-apt-repository --enable-source ppa:freecad-maintainers/freecad-stable &amp;&amp; sudo apt-</text:span><text:span text:style-name="T19">get update</text:span></text:p>
            <text:p text:style-name="P4"><text:span text:style-name="T19">$ sudo apt-get build-dep freecad</text:span></text:p>
            <text:p text:style-name="P4"><text:span text:style-name="T19">$ sudo apt-get install freecad</text:span></text:p>
            <text:p text:style-name="P4"><text:span text:style-name="T18"/></text:p>
            <text:p text:style-name="P4"><text:span text:style-name="T19">$ cd $HOME/.FreeCAD</text:span></text:p>
            <text:p text:style-name="P4"><text:span text:style-name="T19">$ mkdir Macro</text:span></text:p>
            <text:p text:style-name="P4"><text:span text:style-name="T19">$ cd Macro</text:span></text:p>
            <text:p text:style-name="P4"><text:span text:style-name="T19">$ cp openparem2D/scripts/OpenParEM2D_save.py $HOME/.FreeCAD/Macro </text:span></text:p>
            <text:p text:style-name="P4"><text:span text:style-name="T18"/></text:p>
            <text:p text:style-name="P4"><text:span text:style-name="T18">To execute:</text:span></text:p>
            <text:p text:style-name="P4"><text:span text:style-name="T19">$ freecad &amp;</text:span></text:p>
            <text:p text:style-name="P4"><text:span text:style-name="T18"/></text:p>
            <text:p text:style-name="P4"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>
        <office:forms form:automatic-focus="false" form:apply-design-mode="false"/>
        <draw:frame presentation:style-name="pr16" draw:text-style-name="P7" draw:layer="layout" svg:width="25.199cm" svg:height="19.107cm" svg:x="1.4cm" svg:y="1.27cm" presentation:class="outline" presentation:user-transformed="true">
          <draw:text-box>
            <text:p text:style-name="P3"><text:span text:style-name="T12">gmsh</text:span></text:p>
            <text:p text:style-name="P3"><text:span text:style-name="T8">Used to generate the mesh for finite element analysis. <text:s/>The output from gmsh is an input to OpenParEM2D.</text:span></text:p>
            <text:p text:style-name="P3"><text:span text:style-name="T8"><text:a xlink:href="https://gmsh.info/">https://gmsh.info/</text:a></text:span></text:p>
            <text:p text:style-name="P4"><text:span text:style-name="T8">Download gmsh-4.8.4-Linux64.tgz.</text:span></text:p>
            <text:p text:style-name="P4"><text:span text:style-name="T9">$ gunzip gmsh-4.8.4-Linux64.tgz</text:span></text:p>
            <text:p text:style-name="P4"><text:span text:style-name="T9">$ tar -xf gmsh-4.8.4-Linux64.tar</text:span></text:p>
            <text:p text:style-name="P4"><text:span text:style-name="T9">$ ln -s gmsh-4.8.4-Linux64 gmsh</text:span></text:p>
            <text:p text:style-name="P4"><text:span text:style-name="T9">$ cd /usr/bin</text:span></text:p>
            <text:p text:style-name="P4"><text:span text:style-name="T9">$ sudo ln -s /home/briany/Desktop/gmsh/bin/gmsh gmsh</text:span></text:p>
            <text:p text:style-name="P4"><text:span text:style-name="T9"/></text:p>
            <text:p text:style-name="P4"><text:span text:style-name="T8">To execute:</text:span></text:p>
            <text:p text:style-name="P4"><text:span text:style-name="T9">$ gmsh -format msh22 &amp;</text:span></text:p>
            <text:p text:style-name="P4"><text:span text:style-name="T8"/></text:p>
            <text:p text:style-name="P3"><text:span text:style-name="T12">ParaView</text:span></text:p>
            <text:p text:style-name="P3"><text:span text:style-name="T8">Used to view the computed electric and magnetic fields along with the Poynting vector. <text:s/>The output from OpenParEM2D is an input to </text:span><text:span text:style-name="T8">ParaView.</text:span></text:p>
            <text:p text:style-name="P3"><text:span text:style-name="T8">https://www.paraview.org/</text:span></text:p>
            <text:p text:style-name="P4"><text:span text:style-name="T9">$ sudo apt-get install paraview</text:span></text:p>
            <text:p text:style-name="P4"><text:span text:style-name="T9">$ sudo apt-get install paraview-doc</text:span></text:p>
            <text:p text:style-name="P4"><text:span text:style-name="T9">$ sudo apt-get install python3-paraview</text:span></text:p>
            <text:p text:style-name="P4"><text:span text:style-name="T9"/></text:p>
            <text:p text:style-name="P4"><text:span text:style-name="T9">$ cp openparem/scripts/field_plot.py $HOME/.config/ParaView/Macros</text:span></text:p>
            <text:p text:style-name="P4"><text:span text:style-name="T8"/></text:p>
            <text:p text:style-name="P4"><text:span text:style-name="T8">To execute:</text:span></text:p>
            <text:p text:style-name="P4"><text:span text:style-name="T9">$ paraview &amp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04" draw:display-name="Transparency 104" draw:style="linear" draw:start="10%" draw:end="5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stroke-linejoin="miter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 draw:fill-image-name="Bitmape_20_1" draw:opacity="0%" draw:fill-image-width="0cm" draw:fill-image-height="0cm" draw:shadow-offset-x="0.203cm" draw:shadow-offset-y="0.203cm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000000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000000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000000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000000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color="#ffffcc" draw:fill-color="#999966" draw:opacity="100%" draw:opacity-name="Transparency_20_104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gr5" style:family="graphic" style:parent-style-name="standard">
      <style:graphic-properties draw:fill-color="#999966" draw:opacity="100%" draw:opacity-name="Transparency_20_104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auto-grow-height="false" fo:min-height="13.86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draw:auto-grow-width="true" fo:min-height="1.449cm" fo:min-width="9.176cm"/>
    </style:style>
    <style:style style:name="Mpr8" style:family="presentation" style:parent-style-name="Default_20_1-backgroundobjects">
      <style:graphic-properties svg:stroke-color="#000000" draw:fill="none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6pt" style:font-size-asian="16pt" style:font-size-complex="16pt"/>
    </style:style>
    <style:style style:name="MP6" style:family="paragraph">
      <style:paragraph-properties fo:text-align="end"/>
      <style:text-properties fo:font-size="11pt" style:font-size-asian="14pt" style:font-size-complex="14pt"/>
    </style:style>
    <style:style style:name="MP7" style:family="paragraph">
      <style:paragraph-properties fo:text-align="center"/>
      <style:text-properties fo:color="#000000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1pt" style:font-size-asian="13pt" style:font-size-complex="13pt"/>
    </style:style>
    <style:style style:name="MT3" style:family="text">
      <style:text-properties fo:font-size="11pt" style:font-size-asian="14pt" style:font-size-complex="14pt"/>
    </style:style>
    <style:style style:name="MT4" style:family="text">
      <style:text-properties fo:color="#000000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rect draw:style-name="Mgr3" draw:text-style-name="MP3" draw:layer="backgroundobjects" svg:width="28cm" svg:height="21cm" svg:x="0cm" svg:y="0cm">
        <text:p/>
      </draw:rect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5.217cm" svg:x="1.4cm" svg:y="3.55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176cm" svg:height="1.448cm" svg:x="9.426cm" svg:y="19.131cm" presentation:class="footer">
        <draw:text-box>
          <text:p text:style-name="MP4"><text:span text:style-name="MT1"><presentation:footer/></text:span></text:p>
        </draw:text-box>
      </draw:frame>
      <draw:line presentation:style-name="Mpr2" draw:text-style-name="MP3" draw:layer="backgroundobjects" svg:x1="9.144cm" svg:y1="20.32cm" svg:x2="0cm" svg:y2="20.32cm">
        <text:p/>
      </draw:line>
      <draw:line presentation:style-name="Mpr2" draw:text-style-name="MP3" draw:layer="backgroundobjects" svg:x1="28cm" svg:y1="20.32cm" svg:x2="18.856cm" svg:y2="20.32cm">
        <text:p/>
      </draw:line>
      <draw:line presentation:style-name="Mpr2" draw:text-style-name="MP3" draw:layer="backgroundobjects" svg:x1="0cm" svg:y1="2.794cm" svg:x2="28cm" svg:y2="2.794cm">
        <text:p/>
      </draw:line>
      <draw:line presentation:style-name="Mpr2" draw:text-style-name="MP3" draw:layer="backgroundobjects" svg:x1="0.027cm" svg:y1="0.815cm" svg:x2="28.027cm" svg:y2="0.815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rect draw:style-name="Mgr5" draw:text-style-name="MP3" draw:layer="backgroundobjects" svg:width="28cm" svg:height="21cm" svg:x="0cm" svg:y="0cm">
        <text:p/>
      </draw:rect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Mpr5" draw:layer="backgroundobjects" svg:width="25.199cm" svg:height="13.85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9.176cm" svg:height="1.448cm" svg:x="9.425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9.176cm" svg:height="1.448cm" svg:x="9.458cm" svg:y="19.131cm">
        <draw:text-box>
          <text:p text:style-name="MP3"><text:span text:style-name="MT4"/></text:p>
          <text:p text:style-name="MP3"><text:span text:style-name="MT4"/></text:p>
          <text:p text:style-name="MP3"><text:span text:style-name="MT4"/></text:p>
        </draw:text-box>
      </draw:frame>
      <draw:line presentation:style-name="Mpr8" draw:text-style-name="MP3" draw:layer="backgroundobjects" svg:x1="9.144cm" svg:y1="20.32cm" svg:x2="0cm" svg:y2="20.32cm">
        <text:p/>
      </draw:line>
      <draw:line presentation:style-name="Mpr8" draw:text-style-name="MP3" draw:layer="backgroundobjects" svg:x1="28cm" svg:y1="20.32cm" svg:x2="18.856cm" svg:y2="20.32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6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Young</meta:initial-creator>
    <meta:creation-date>2022-07-14T16:26:45</meta:creation-date>
    <meta:editing-duration>P1DT3H17M2S</meta:editing-duration>
    <meta:editing-cycles>175</meta:editing-cycles>
    <dc:date>2022-09-01T17:52:39</dc:date>
    <dc:creator>Brian Young</dc:creator>
    <meta:generator>OpenOffice/4.1.11$Unix OpenOffice.org_project/4112m1$Build-9809</meta:generator>
    <meta:document-statistic meta:object-count="91"/>
  </office:meta>
</office:document-meta>
</file>